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oisé par : Régions X Nomenclature juridique Coopératives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2" office:value-type="string" calcext:value-type="string">
            <text:p>Région</text:p>
          </table:table-cell>
          <table:table-cell table:style-name="ce16" office:value-type="string" calcext:value-type="string">
            <text:p>Nomenclature juridique Coopératives</text:p>
          </table:table-cell>
          <table:table-cell table:style-name="ce16" office:value-type="string" calcext:value-type="string">
            <text:p>Nombre de poste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00698" calcext:value-type="float">
            <text:p>300 69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81840" calcext:value-type="float">
            <text:p>81 84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381" calcext:value-type="float">
            <text:p>1 3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65590" calcext:value-type="float">
            <text:p>65 59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12465" calcext:value-type="float">
            <text:p>112 46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3181" calcext:value-type="float">
            <text:p>3 1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3402" calcext:value-type="float">
            <text:p>3 40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5188" calcext:value-type="float">
            <text:p>5 1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08" calcext:value-type="float">
            <text:p>30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543" calcext:value-type="float">
            <text:p>54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6800" calcext:value-type="float">
            <text:p>26 80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5962" calcext:value-type="float">
            <text:p>35 96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4053" calcext:value-type="float">
            <text:p>14 05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7993" calcext:value-type="float">
            <text:p>27 99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3170" calcext:value-type="float">
            <text:p>13 170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921" calcext:value-type="float">
            <text:p>92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0051" calcext:value-type="float">
            <text:p>30 05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840" calcext:value-type="float">
            <text:p>840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57" calcext:value-type="float">
            <text:p>15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8080" calcext:value-type="float">
            <text:p>18 08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4383" calcext:value-type="float">
            <text:p>34 38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374" calcext:value-type="float">
            <text:p>2 374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947" calcext:value-type="float">
            <text:p>94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5913" calcext:value-type="float">
            <text:p>15 91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5747" calcext:value-type="float">
            <text:p>35 74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8696" calcext:value-type="float">
            <text:p>28 69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6269" calcext:value-type="float">
            <text:p>26 26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5142" calcext:value-type="float">
            <text:p>15 14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4410" calcext:value-type="float">
            <text:p>14 41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49" calcext:value-type="float">
            <text:p>14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6013" calcext:value-type="float">
            <text:p>6 01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1957" calcext:value-type="float">
            <text:p>11 95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287" calcext:value-type="float">
            <text:p>28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297" calcext:value-type="float">
            <text:p>29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716" calcext:value-type="float">
            <text:p>2 71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4607" calcext:value-type="float">
            <text:p>4 60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3893" calcext:value-type="float">
            <text:p>3 89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526" calcext:value-type="float">
            <text:p>4 52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87" calcext:value-type="float">
            <text:p>8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106" calcext:value-type="float">
            <text:p>10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774" calcext:value-type="float">
            <text:p>77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0380" calcext:value-type="float">
            <text:p>10 38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709" calcext:value-type="float">
            <text:p>8 70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5243" calcext:value-type="float">
            <text:p>5 24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514" calcext:value-type="float">
            <text:p>51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571" calcext:value-type="float">
            <text:p>57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248" calcext:value-type="float">
            <text:p>2 24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3961" calcext:value-type="float">
            <text:p>3 96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3545" calcext:value-type="float">
            <text:p>3 54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307" calcext:value-type="float">
            <text:p>4 30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28" calcext:value-type="float">
            <text:p>12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312" calcext:value-type="float">
            <text:p>31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872" calcext:value-type="float">
            <text:p>872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28" calcext:value-type="float">
            <text:p>22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92" calcext:value-type="float">
            <text:p>9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5735" calcext:value-type="float">
            <text:p>5 73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055" calcext:value-type="float">
            <text:p>8 05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4009" calcext:value-type="float">
            <text:p>14 00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25" calcext:value-type="float">
            <text:p>12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001" calcext:value-type="float">
            <text:p>2 00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20" calcext:value-type="float">
            <text:p>22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70" calcext:value-type="float">
            <text:p>7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99" calcext:value-type="float">
            <text:p>499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8" calcext:value-type="float">
            <text:p>48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6189" calcext:value-type="float">
            <text:p>6 18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192" calcext:value-type="float">
            <text:p>5 19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446" calcext:value-type="float">
            <text:p>4 44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9" calcext:value-type="float">
            <text:p>7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53" calcext:value-type="float">
            <text:p>5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1976" calcext:value-type="float">
            <text:p>1 97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1544" calcext:value-type="float">
            <text:p>11 54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78" calcext:value-type="float">
            <text:p>57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6581" calcext:value-type="float">
            <text:p>16 58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654" calcext:value-type="float">
            <text:p>65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1" calcext:value-type="float">
            <text:p>7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4631" calcext:value-type="float">
            <text:p>4 63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049" calcext:value-type="float">
            <text:p>1 049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470" calcext:value-type="float">
            <text:p>47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793" calcext:value-type="float">
            <text:p>79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47" calcext:value-type="float">
            <text:p>247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8" calcext:value-type="float">
            <text:p>58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629" calcext:value-type="float">
            <text:p>62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578" calcext:value-type="float">
            <text:p>1 57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4365" calcext:value-type="float">
            <text:p>4 36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7169" calcext:value-type="float">
            <text:p>7 16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78" calcext:value-type="float">
            <text:p>17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417" calcext:value-type="float">
            <text:p>41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115" calcext:value-type="float">
            <text:p>11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061" calcext:value-type="float">
            <text:p>2 06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8622" calcext:value-type="float">
            <text:p>8 62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698" calcext:value-type="float">
            <text:p>8 69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0594" calcext:value-type="float">
            <text:p>10 59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352" calcext:value-type="float">
            <text:p>35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579" calcext:value-type="float">
            <text:p>57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3037" calcext:value-type="float">
            <text:p>3 03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64" calcext:value-type="float">
            <text:p>6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3169" calcext:value-type="float">
            <text:p>3 16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4692" calcext:value-type="float">
            <text:p>4 69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90" calcext:value-type="float">
            <text:p>9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7771" calcext:value-type="float">
            <text:p>7 77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4032" calcext:value-type="float">
            <text:p>14 03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45" calcext:value-type="float">
            <text:p>14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85" calcext:value-type="float">
            <text:p>8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140" calcext:value-type="float">
            <text:p>14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2" calcext:value-type="float">
            <text:p>3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1700" calcext:value-type="float">
            <text:p>1 70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5884" calcext:value-type="float">
            <text:p>5 88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592" calcext:value-type="float">
            <text:p>5 59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8831" calcext:value-type="float">
            <text:p>8 83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174" calcext:value-type="float">
            <text:p>1 17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1271" calcext:value-type="float">
            <text:p>1 27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258" calcext:value-type="float">
            <text:p>25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96" calcext:value-type="float">
            <text:p>9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3065" calcext:value-type="float">
            <text:p>3 06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588" calcext:value-type="float">
            <text:p>2 58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330" calcext:value-type="float">
            <text:p>2 33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8273" calcext:value-type="float">
            <text:p>8 27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77" calcext:value-type="float">
            <text:p>7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433" calcext:value-type="float">
            <text:p>1 433</text:p>
          </table:table-cell>
        </table:table-row>
        <table:table-row table:style-name="ro2" table:number-rows-repeated="104839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20:55:16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8T22:56:49.992000000</dc:date>
    <dc:creator>Régis Arthaut</dc:creator>
    <meta:editing-duration>PT12M29S</meta:editing-duration>
    <meta:editing-cycles>5</meta:editing-cycles>
    <meta:generator>LibreOffice/6.4.6.2$Windows_X86_64 LibreOffice_project/0ce51a4fd21bff07a5c061082cc82c5ed232f115</meta:generator>
    <meta:document-statistic meta:table-count="1" meta:cell-count="524" meta:object-count="0"/>
  </office:meta>
</office:document-meta>
</file>